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vnFileObject.createURL( final File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vnFileObject.MvnFileObject( MvnFileSystem fs , FileName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